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878a8" officeooo:paragraph-rsid="001878a8"/>
    </style:style>
    <style:style style:name="P2" style:family="paragraph" style:parent-style-name="Standard">
      <style:text-properties fo:font-weight="bold" officeooo:rsid="001878a8" officeooo:paragraph-rsid="001878a8" style:font-weight-asian="bold" style:font-weight-complex="bold"/>
    </style:style>
    <style:style style:name="P3" style:family="paragraph" style:parent-style-name="Standard">
      <style:text-properties fo:font-weight="bold" officeooo:rsid="001b1916" officeooo:paragraph-rsid="001b1916" style:font-weight-asian="bold" style:font-weight-complex="bold"/>
    </style:style>
    <style:style style:name="P4" style:family="paragraph" style:parent-style-name="Standard">
      <style:text-properties fo:font-weight="bold" officeooo:rsid="001dc0d2" officeooo:paragraph-rsid="001dc0d2" style:font-weight-asian="bold" style:font-weight-complex="bold"/>
    </style:style>
    <style:style style:name="P5" style:family="paragraph" style:parent-style-name="Standard">
      <style:text-properties fo:font-weight="bold" officeooo:rsid="00214261" officeooo:paragraph-rsid="00214261" style:font-weight-asian="bold" style:font-weight-complex="bold"/>
    </style:style>
    <style:style style:name="P6" style:family="paragraph" style:parent-style-name="Standard">
      <style:text-properties fo:font-weight="bold" officeooo:rsid="0021f835" officeooo:paragraph-rsid="0021f835" style:font-weight-asian="bold" style:font-weight-complex="bold"/>
    </style:style>
    <style:style style:name="P7" style:family="paragraph" style:parent-style-name="Standard">
      <style:text-properties fo:font-weight="bold" officeooo:rsid="002d0113" officeooo:paragraph-rsid="002d0113" style:font-weight-asian="bold" style:font-weight-complex="bold"/>
    </style:style>
    <style:style style:name="P8" style:family="paragraph" style:parent-style-name="Standard">
      <style:text-properties fo:font-weight="bold" officeooo:rsid="0020804d" officeooo:paragraph-rsid="0020804d" style:font-weight-asian="bold" style:font-weight-complex="bold"/>
    </style:style>
    <style:style style:name="P9" style:family="paragraph" style:parent-style-name="Standard">
      <style:text-properties fo:font-weight="bold" officeooo:rsid="0020ac76" officeooo:paragraph-rsid="0020ac76" style:font-weight-asian="bold" style:font-weight-complex="bold"/>
    </style:style>
    <style:style style:name="P10" style:family="paragraph" style:parent-style-name="Standard">
      <style:text-properties fo:font-weight="normal" officeooo:rsid="001878a8" officeooo:paragraph-rsid="001878a8" style:font-weight-asian="normal" style:font-weight-complex="normal"/>
    </style:style>
    <style:style style:name="P11" style:family="paragraph" style:parent-style-name="Standard">
      <style:text-properties fo:font-weight="normal" officeooo:rsid="0018838e" officeooo:paragraph-rsid="0018838e" style:font-weight-asian="normal" style:font-weight-complex="normal"/>
    </style:style>
    <style:style style:name="P12" style:family="paragraph" style:parent-style-name="Standard">
      <style:text-properties fo:font-weight="normal" officeooo:rsid="00191b26" officeooo:paragraph-rsid="0018838e" style:font-weight-asian="normal" style:font-weight-complex="normal"/>
    </style:style>
    <style:style style:name="P13" style:family="paragraph" style:parent-style-name="Standard">
      <style:text-properties fo:font-weight="normal" officeooo:rsid="00191b26" officeooo:paragraph-rsid="00191b26" style:font-weight-asian="normal" style:font-weight-complex="normal"/>
    </style:style>
    <style:style style:name="P14" style:family="paragraph" style:parent-style-name="Standard">
      <style:text-properties fo:font-weight="normal" officeooo:rsid="001b1916" officeooo:paragraph-rsid="00191b26" style:font-weight-asian="normal" style:font-weight-complex="normal"/>
    </style:style>
    <style:style style:name="P15" style:family="paragraph" style:parent-style-name="Standard">
      <style:text-properties fo:font-weight="normal" officeooo:rsid="001b1916" officeooo:paragraph-rsid="001b1916" style:font-weight-asian="normal" style:font-weight-complex="normal"/>
    </style:style>
    <style:style style:name="P16" style:family="paragraph" style:parent-style-name="Standard">
      <style:text-properties fo:font-weight="normal" officeooo:rsid="002bbf14" officeooo:paragraph-rsid="002bbf14" style:font-weight-asian="normal" style:font-weight-complex="normal"/>
    </style:style>
    <style:style style:name="P17" style:family="paragraph" style:parent-style-name="Standard">
      <style:text-properties fo:font-weight="normal" officeooo:rsid="002fa38f" officeooo:paragraph-rsid="002fa38f" style:font-weight-asian="normal" style:font-weight-complex="normal"/>
    </style:style>
    <style:style style:name="P18" style:family="paragraph" style:parent-style-name="Standard">
      <style:text-properties officeooo:rsid="001dc0d2" officeooo:paragraph-rsid="0018838e"/>
    </style:style>
    <style:style style:name="P19" style:family="paragraph" style:parent-style-name="Standard">
      <style:text-properties officeooo:rsid="001dc0d2" officeooo:paragraph-rsid="001dc0d2"/>
    </style:style>
    <style:style style:name="P20" style:family="paragraph" style:parent-style-name="Standard">
      <style:text-properties officeooo:rsid="001dee60" officeooo:paragraph-rsid="001dc0d2"/>
    </style:style>
    <style:style style:name="P21" style:family="paragraph" style:parent-style-name="Standard">
      <style:text-properties officeooo:rsid="0020804d" officeooo:paragraph-rsid="0020804d"/>
    </style:style>
    <style:style style:name="P22" style:family="paragraph" style:parent-style-name="Standard">
      <style:text-properties officeooo:rsid="0020ac76" officeooo:paragraph-rsid="0020ac76"/>
    </style:style>
    <style:style style:name="P23" style:family="paragraph" style:parent-style-name="Standard">
      <style:text-properties officeooo:rsid="0020dc66" officeooo:paragraph-rsid="0020dc66"/>
    </style:style>
    <style:style style:name="P24" style:family="paragraph" style:parent-style-name="Standard">
      <style:text-properties officeooo:rsid="00214261" officeooo:paragraph-rsid="00214261"/>
    </style:style>
    <style:style style:name="P25" style:family="paragraph" style:parent-style-name="Standard">
      <style:text-properties officeooo:rsid="00214261" officeooo:paragraph-rsid="0021f835"/>
    </style:style>
    <style:style style:name="P26" style:family="paragraph" style:parent-style-name="Standard">
      <style:text-properties officeooo:rsid="0021f835" officeooo:paragraph-rsid="0021f835"/>
    </style:style>
    <style:style style:name="P27" style:family="paragraph" style:parent-style-name="Standard">
      <style:text-properties officeooo:rsid="002340ec" officeooo:paragraph-rsid="002340ec"/>
    </style:style>
    <style:style style:name="P28" style:family="paragraph" style:parent-style-name="Standard">
      <style:text-properties officeooo:rsid="002340ec" officeooo:paragraph-rsid="002c41c0"/>
    </style:style>
    <style:style style:name="P29" style:family="paragraph" style:parent-style-name="Standard">
      <style:text-properties officeooo:rsid="00234f39" officeooo:paragraph-rsid="00234f39"/>
    </style:style>
    <style:style style:name="P30" style:family="paragraph" style:parent-style-name="Standard">
      <style:text-properties officeooo:rsid="002367ae" officeooo:paragraph-rsid="002340ec"/>
    </style:style>
    <style:style style:name="P31" style:family="paragraph" style:parent-style-name="Standard">
      <style:text-properties officeooo:rsid="002367ae" officeooo:paragraph-rsid="002367ae"/>
    </style:style>
    <style:style style:name="P32" style:family="paragraph" style:parent-style-name="Standard">
      <style:text-properties officeooo:rsid="00247f5e" officeooo:paragraph-rsid="00247f5e"/>
    </style:style>
    <style:style style:name="P33" style:family="paragraph" style:parent-style-name="Standard">
      <style:text-properties style:font-name="Courier New" fo:font-size="9pt" officeooo:rsid="00247f5e" officeooo:paragraph-rsid="00247f5e" style:font-size-asian="9pt" style:font-size-complex="9pt"/>
    </style:style>
    <style:style style:name="P34" style:family="paragraph" style:parent-style-name="Standard">
      <style:text-properties style:font-name="Courier New" fo:font-size="9pt" officeooo:rsid="002340ec" officeooo:paragraph-rsid="002340ec" style:font-size-asian="9pt" style:font-size-complex="9pt"/>
    </style:style>
    <style:style style:name="P35" style:family="paragraph" style:parent-style-name="Standard">
      <style:text-properties style:font-name="Courier New" fo:font-size="9pt" officeooo:rsid="00256f13" officeooo:paragraph-rsid="00256f13" style:font-size-asian="9pt" style:font-size-complex="9pt"/>
    </style:style>
    <style:style style:name="P36" style:family="paragraph" style:parent-style-name="Standard">
      <style:text-properties style:font-name="Courier New" fo:font-size="9pt" officeooo:rsid="0021f835" officeooo:paragraph-rsid="0021f835" style:font-size-asian="9pt" style:font-size-complex="9pt"/>
    </style:style>
    <style:style style:name="P37" style:family="paragraph" style:parent-style-name="Standard">
      <style:text-properties style:font-name="Courier New" fo:font-size="9pt" officeooo:rsid="002c41c0" officeooo:paragraph-rsid="002c41c0" style:font-size-asian="9pt" style:font-size-complex="9pt"/>
    </style:style>
    <style:style style:name="P38" style:family="paragraph" style:parent-style-name="Standard">
      <style:text-properties style:font-name="Courier New" fo:font-size="9pt" officeooo:rsid="002d0113" officeooo:paragraph-rsid="002d0113" style:font-size-asian="9pt" style:font-size-complex="9pt"/>
    </style:style>
    <style:style style:name="P39" style:family="paragraph" style:parent-style-name="Standard">
      <style:text-properties style:font-name="Liberation Serif" fo:font-size="12pt" officeooo:rsid="00247f5e" officeooo:paragraph-rsid="00247f5e" style:font-size-asian="10.5pt" style:font-size-complex="12pt"/>
    </style:style>
    <style:style style:name="P40" style:family="paragraph" style:parent-style-name="Standard">
      <style:text-properties style:font-name="Liberation Serif" fo:font-size="12pt" officeooo:rsid="00247f5e" officeooo:paragraph-rsid="00256f13" style:font-size-asian="10.5pt" style:font-size-complex="12pt"/>
    </style:style>
    <style:style style:name="P41" style:family="paragraph" style:parent-style-name="Standard">
      <style:text-properties style:font-name="Liberation Serif" fo:font-size="12pt" officeooo:rsid="00247f5e" officeooo:paragraph-rsid="002d0113" style:font-size-asian="10.5pt" style:font-size-complex="12pt"/>
    </style:style>
    <style:style style:name="P42" style:family="paragraph" style:parent-style-name="Standard">
      <style:text-properties style:font-name="Liberation Serif" fo:font-size="12pt" officeooo:rsid="00256f13" officeooo:paragraph-rsid="00256f13" style:font-size-asian="10.5pt" style:font-size-complex="12pt"/>
    </style:style>
    <style:style style:name="P43" style:family="paragraph" style:parent-style-name="Standard">
      <style:text-properties style:font-name="Liberation Serif" fo:font-size="12pt" officeooo:rsid="00256f13" officeooo:paragraph-rsid="0028c7f4" style:font-size-asian="10.5pt" style:font-size-complex="12pt"/>
    </style:style>
    <style:style style:name="P44" style:family="paragraph" style:parent-style-name="Standard">
      <style:text-properties style:font-name="Liberation Serif" fo:font-size="12pt" officeooo:rsid="0028c7f4" officeooo:paragraph-rsid="0028c7f4" style:font-size-asian="10.5pt" style:font-size-complex="12pt"/>
    </style:style>
    <style:style style:name="P45" style:family="paragraph" style:parent-style-name="Standard">
      <style:text-properties style:font-name="Liberation Serif" fo:font-size="12pt" officeooo:rsid="002d0113" officeooo:paragraph-rsid="002d0113" style:font-size-asian="10.5pt" style:font-size-complex="12pt"/>
    </style:style>
    <style:style style:name="P46" style:family="paragraph" style:parent-style-name="Standard">
      <style:text-properties style:font-name="Liberation Serif" fo:font-size="12pt" officeooo:rsid="0032ad1a" officeooo:paragraph-rsid="0032ad1a" style:font-size-asian="10.5pt" style:font-size-complex="12pt"/>
    </style:style>
    <style:style style:name="P47" style:family="paragraph" style:parent-style-name="Standard">
      <style:text-properties officeooo:paragraph-rsid="0028c7f4"/>
    </style:style>
    <style:style style:name="P48" style:family="paragraph" style:parent-style-name="Standard">
      <style:text-properties officeooo:rsid="0028c7f4" officeooo:paragraph-rsid="0028c7f4"/>
    </style:style>
    <style:style style:name="P49" style:family="paragraph" style:parent-style-name="Standard">
      <style:text-properties officeooo:rsid="002b5263" officeooo:paragraph-rsid="002b5263"/>
    </style:style>
    <style:style style:name="P50" style:family="paragraph" style:parent-style-name="Standard">
      <style:text-properties officeooo:rsid="002c41c0" officeooo:paragraph-rsid="002c41c0"/>
    </style:style>
    <style:style style:name="P51" style:family="paragraph" style:parent-style-name="Standard">
      <style:text-properties officeooo:rsid="0032ad1a" officeooo:paragraph-rsid="0032ad1a"/>
    </style:style>
    <style:style style:name="T1" style:family="text">
      <style:text-properties fo:font-weight="bold" style:font-weight-asian="bold" style:font-weight-complex="bold"/>
    </style:style>
    <style:style style:name="T2" style:family="text">
      <style:text-properties officeooo:rsid="0018838e"/>
    </style:style>
    <style:style style:name="T3" style:family="text">
      <style:text-properties officeooo:rsid="00191b26"/>
    </style:style>
    <style:style style:name="T4" style:family="text">
      <style:text-properties officeooo:rsid="001b1916"/>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32ad1a" style:font-style-asian="normal" style:font-style-complex="normal"/>
    </style:style>
    <style:style style:name="T8" style:family="text">
      <style:text-properties officeooo:rsid="0020ac76"/>
    </style:style>
    <style:style style:name="T9" style:family="text">
      <style:text-properties officeooo:rsid="0020dc66"/>
    </style:style>
    <style:style style:name="T10" style:family="text">
      <style:text-properties officeooo:rsid="00214261"/>
    </style:style>
    <style:style style:name="T11" style:family="text">
      <style:text-properties officeooo:rsid="0021f835"/>
    </style:style>
    <style:style style:name="T12" style:family="text">
      <style:text-properties officeooo:rsid="00234f39"/>
    </style:style>
    <style:style style:name="T13" style:family="text">
      <style:text-properties officeooo:rsid="00247f5e"/>
    </style:style>
    <style:style style:name="T14" style:family="text">
      <style:text-properties officeooo:rsid="00256f13"/>
    </style:style>
    <style:style style:name="T15" style:family="text">
      <style:text-properties style:font-name="Courier New" fo:font-size="9pt" style:font-size-asian="9pt" style:font-size-complex="9pt"/>
    </style:style>
    <style:style style:name="T16" style:family="text">
      <style:text-properties style:font-name="Courier New" fo:font-size="9pt" officeooo:rsid="00256f13" style:font-size-asian="9pt" style:font-size-complex="9pt"/>
    </style:style>
    <style:style style:name="T17" style:family="text">
      <style:text-properties style:font-name="Courier New" fo:font-size="9pt" officeooo:rsid="00247f5e" style:font-size-asian="9pt" style:font-size-complex="9pt"/>
    </style:style>
    <style:style style:name="T18" style:family="text">
      <style:text-properties style:font-name="Courier New" fo:font-size="9pt" officeooo:rsid="0021f835" style:font-size-asian="9pt" style:font-size-complex="9pt"/>
    </style:style>
    <style:style style:name="T19" style:family="text">
      <style:text-properties style:font-name="Courier New" fo:font-size="9pt" officeooo:rsid="002d0113" style:font-size-asian="9pt" style:font-size-complex="9pt"/>
    </style:style>
    <style:style style:name="T20" style:family="text">
      <style:text-properties style:font-name="Courier New" fo:font-size="9pt" officeooo:rsid="0030b81c" style:font-size-asian="9pt" style:font-size-complex="9pt"/>
    </style:style>
    <style:style style:name="T21" style:family="text">
      <style:text-properties officeooo:rsid="0028c7f4"/>
    </style:style>
    <style:style style:name="T22" style:family="text">
      <style:text-properties style:font-name="Liberation Serif" fo:font-size="12pt" style:font-size-asian="10.5pt" style:font-size-complex="12pt"/>
    </style:style>
    <style:style style:name="T23" style:family="text">
      <style:text-properties style:font-name="Liberation Serif" fo:font-size="12pt" officeooo:rsid="0028c7f4" style:font-size-asian="10.5pt" style:font-size-complex="12pt"/>
    </style:style>
    <style:style style:name="T24" style:family="text">
      <style:text-properties style:font-name="Liberation Serif" fo:font-size="12pt" officeooo:rsid="0030b81c" style:font-size-asian="10.5pt" style:font-size-complex="12pt"/>
    </style:style>
    <style:style style:name="T25" style:family="text">
      <style:text-properties style:font-name="Liberation Serif" fo:font-size="12pt" fo:font-weight="bold" style:font-size-asian="10.5pt" style:font-weight-asian="bold" style:font-size-complex="12pt" style:font-weight-complex="bold"/>
    </style:style>
    <style:style style:name="T26" style:family="text">
      <style:text-properties officeooo:rsid="002b8239"/>
    </style:style>
    <style:style style:name="T27" style:family="text">
      <style:text-properties officeooo:rsid="002bbf14"/>
    </style:style>
    <style:style style:name="T28" style:family="text">
      <style:text-properties officeooo:rsid="002c41c0"/>
    </style:style>
    <style:style style:name="T29" style:family="text">
      <style:text-properties officeooo:rsid="002d0113"/>
    </style:style>
    <style:style style:name="T30" style:family="text">
      <style:text-properties officeooo:rsid="0030b81c"/>
    </style:style>
    <style:style style:name="T31" style:family="text">
      <style:text-properties officeooo:rsid="0032ad1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Situation</text:p>
      <text:p text:style-name="P2"/>
      <text:p text:style-name="P17">Multiple BMS is boards is upon us. One BQ (currently smoked), one MX (sort-of-works), one ‘1818 (cell 1 &amp; 2 acting funny), two ‘1818 almost completed. Soon three ‘1818 boards should be “somewhat-workable). Constructing another MX board using a Mouser sourced part is planned, and lastly refurbishing the blown BQ is on the todo list. Sorting out the scheme for handling CAN loading is needed. Here are some thoughts and initial work on scripts.</text:p>
      <text:p text:style-name="P2"/>
      <text:p text:style-name="P10">Each pcb board with a CAN node is given a CAN ID that is essentially permanent. It could be called a board serial number, but if serial numbers are assigned then a table to associate serial number with CAN ID is needed. <text:span text:style-name="T30">Using</text:span> the CAN ID <text:span text:style-name="T30">seems a bit simpler amd </text:span><text:span text:style-name="T20">cangate </text:span><text:span text:style-name="T24">output shows CAN IDs so serial numbers complicates things.</text:span></text:p>
      <text:p text:style-name="P10"><text:span text:style-name="T20"/></text:p>
      <text:p text:style-name="P10"><text:span text:style-name="T30">For the current effort t</text:span>he number of pcb boards will be around 50. Approximately 20 will be generated for the BMS. There <text:span text:style-name="T30">are</text:span> a number of existing boards such as the POD board with CAN interface for use with load cells. <text:span text:style-name="T30">Other</text:span> boards, which will probably not see winch use, <text:span text:style-name="T30">but might end up on the CAN bus, </text:span>exist that have CAN IDs assigned. The SQL file <text:span text:style-name="T15">CANID_INSERT.sql</text:span> has a list. <text:span text:style-name="T2">Currently 36 non-BMS IDs are assigned.</text:span></text:p>
      <text:p text:style-name="P10"/>
      <text:p text:style-name="P11">A PC will be access the CAN bus via a gateway making use of hub-server, socat, etc. Most of the CAN nodes will have CAN loader ability, but a few may not and require manually connecting a JTAG or ST-LINK SWD to load or update.</text:p>
      <text:p text:style-name="P11"/>
      <text:p text:style-name="P11">The update procedure would be for the Op to launch a program on the PC, then cycle either the 12V CAN power which causes all the units to reset/boot, or presses a button to cycle the reset line in the CAN cable which cycles the reset on those pcbs that have the CAN cable reset capability. The BMS boards currently are the only ones with that feat<text:span text:style-name="T26">ure.</text:span></text:p>
      <text:p text:style-name="P11"/>
      <text:p text:style-name="P16">The application programs could also have the<text:span text:style-name="T30">ir</text:span> CAN routine check for a CAN msg that causes a <text:span text:style-name="T30">software </text:span>reset. This would avoid the need for causing a reset via hardware (i.e. power cycling, or reset line), <text:span text:style-name="T30">but depends on the CAN node working correctly. If it is locked up the hardware reset is required.</text:span> </text:p>
      <text:p text:style-name="P11"/>
      <text:p text:style-name="P11">When a board resets/boots, the CAN loader program starts and waits for a short duration. If no CAN msg associated with loading is received it jumps to the application program, provided that a checksum shows that the application program is present and good. <text:span text:style-name="T3">If it receives a loading CAN msg the loading takes place. Following the loading, a software generated reset takes place and the loader waits for a short duration for a CAN loader msg.</text:span></text:p>
      <text:p text:style-name="P12"/>
      <text:p text:style-name="P13">With the PC accessing one CAN bus there isn’t much need to be loading multiple CAN nodes at the same time. Loading one CAN node at a time is sufficient. The time load the typical program is in the realm of <text:span text:style-name="T27">20 sec</text:span>. <text:span text:style-name="T27">Reloading twelve BMS nodes take 4 minutes.</text:span></text:p>
      <text:p text:style-name="P13"/>
      <text:p text:style-name="P3">2. CAN ID versus programs</text:p>
      <text:p text:style-name="P13"/>
      <text:p text:style-name="P13">The foregoing indicates that the PC needs a file that maps CAN ID to program(s) <text:span text:style-name="T4">to be loaded. If the parameters and calibration factors are loaded separately from the application program, then they would be treated as just another program to be loaded.</text:span></text:p>
      <text:p text:style-name="P14"><text:soft-page-break/></text:p>
      <text:p text:style-name="P15">The mapping file would need CAN ID, and the program directory for each program to be loaded to that CAN ID. Since file would have CAN IDs for units not connected to the CAN bus a flag for active entries would be needed so that the PC program could step through the entries that are active. But what about entries (i.e. CAN nodes) that do not need updating?</text:p>
      <text:p text:style-name="P15"/>
      <text:p text:style-name="P15">One approach would be to check a checksum on the program. The CAN loader could send the checksum and the PC checks that against the compiled program. If they match, the loading for that entry is skipped.</text:p>
      <text:p text:style-name="P15"/>
      <text:p text:style-name="P15">To avoid the need for cycling the power for each CAN node update, the CAN loader could be sent a “wait <text:s/>longer than usual” CAN msg. That way the CAN loaders would not jump to the application program when the previous unit was being loaded, and thus require cycling the power, or reset line, etc.</text:p>
      <text:p text:style-name="P18"/>
      <text:p text:style-name="P19">What if a CAN node doesn’t respond to the PC’s sending a “load” CAN msg?</text:p>
      <text:p text:style-name="P19"/>
      <text:p text:style-name="P19">Restarting the PC loader (and cycling the CAN bus reset) should have it begin where it left off, otherwise a re-try of the last guy on the list would required going down the entire list checking checksums. This might be fast, however. …</text:p>
      <text:p text:style-name="P19"/>
      <text:p text:style-name="P4">3. <text:span text:style-name="T10">Function struct locations</text:span></text:p>
      <text:p text:style-name="P20"/>
      <text:p text:style-name="P21">In the CAN node there are several schemes for organization. In all schemes the CAN program loader would be in low flash, e.g. the first 0x5000 of flash.</text:p>
      <text:p text:style-name="P21"/>
      <text:p text:style-name="P21">The application may have several <text:span text:style-name="T5">functions</text:span><text:span text:style-name="T6">. Each function has a struct with the parameters specific to the function and board (e.g. </text:span><text:span text:style-name="T7">ADC </text:span><text:span text:style-name="T6">calibrations). </text:span></text:p>
      <text:p text:style-name="P21"><text:span text:style-name="T6"/></text:p>
      <text:p text:style-name="P23"><text:span text:style-name="T6">Flash </text:span><text:span text:style-name="T7">addresse for each function</text:span><text:span text:style-name="T6"> </text:span><text:span text:style-name="T7">is</text:span><text:span text:style-name="T6"> defined in the .ld file.</text:span></text:p>
      <text:p text:style-name="P21"/>
      <text:p text:style-name="P51">Several ways to deal with the function structs--</text:p>
      <text:p text:style-name="P51"/>
      <text:p text:style-name="P8">a. <text:span text:style-name="T8">Combine app prog and function structs</text:span></text:p>
      <text:p text:style-name="P21"><text:s text:c="4"/><text:span text:style-name="T8">Any parameter update requires full program load (more time consuming, but not excessive).</text:span></text:p>
      <text:p text:style-name="P21"/>
      <text:p text:style-name="P21"><text:s text:c="4"/><text:span text:style-name="T9">Compiling is simply compiling the program with an environmental variable that selects the function for that particular CAN ID.</text:span></text:p>
      <text:p text:style-name="P21"/>
      <text:p text:style-name="P21"/>
      <text:p text:style-name="P9">b. App prog and each function struct has <text:span text:style-name="T9">a </text:span>designated flash section</text:p>
      <text:p text:style-name="P22"/>
      <text:p text:style-name="P22"><text:s text:c="4"/><text:span text:style-name="T9">Each struct is compiled like a program and loads as if it were an executable program.</text:span></text:p>
      <text:p text:style-name="P22"/>
      <text:p text:style-name="P22"><text:s text:c="4"/><text:span text:style-name="T9">The .ld file supplies the address of the struct. There would be unused flash space between sections.</text:span></text:p>
      <text:p text:style-name="P22"/>
      <text:p text:style-name="P22"><text:s text:c="3"/></text:p>
      <text:p text:style-name="P9">c. App prog and combined function structs</text:p>
      <text:p text:style-name="P22"><text:soft-page-break/></text:p>
      <text:p text:style-name="P22"><text:s text:c="4"/><text:span text:style-name="T9">This is similar to b) but would combine the function structs into one flash section. This complicates how the app program gets the address of a function struct that follows the first struct. The first struct’s address would come from the .ld file, but the following ones depend on the size of the first, etc.</text:span></text:p>
      <text:p text:style-name="P19"/>
      <text:p text:style-name="P19"/>
      <text:p text:style-name="P23">Compile before running a CAN update, or have the CAN update compile just before loading?</text:p>
      <text:p text:style-name="P23"/>
      <text:p text:style-name="P49">Most updates for the BMS would be program updates so having separate parameter and program updates won’t save much time. Calibration changes for the BMS will be rare. <text:span text:style-name="T31">More likely is the program and how it handles charging, storage, balancing, etc.</text:span></text:p>
      <text:p text:style-name="P23"/>
      <text:p text:style-name="P5">4. Working struct initialization</text:p>
      <text:p text:style-name="P24"><text:line-break/>The present approach initializes the function struct in SRAM by calling a subroutine that loads the struct with values. E.g. <text:span text:style-name="T11">see--</text:span></text:p>
      <text:p text:style-name="P25"><text:span text:style-name="T15">~/GliderWinchItems/BMS/bms</text:span><text:span text:style-name="T18">ad</text:span><text:span text:style-name="T15">bms1818/Ourtasks/</text:span><text:span text:style-name="T18">bq_func_init.c</text:span><text:span text:style-name="T11"> and </text:span><text:span text:style-name="T18">.h</text:span></text:p>
      <text:p text:style-name="P25"/>
      <text:p text:style-name="P26">This simplifies the loading of the struct rather than <text:span text:style-name="T31">coding the values by position into the struct where it is easy to make a mistake, e.g. </text:span>something like this:</text:p>
      <text:p text:style-name="P26"/>
      <text:p text:style-name="P36">struct BQFUNCTION bqfunction = { &lt;values&gt; ...{struct within struct values},... };</text:p>
      <text:p text:style-name="P26"/>
      <text:p text:style-name="P26">Rather than have the function structs combine with the app, (a. above<text:span text:style-name="T31">)</text:span>, this routine could be loaded in high flash and called by the app. The problem with getting the address of multiple functions is the same <text:s/>as before.</text:p>
      <text:p text:style-name="P26"/>
      <text:p text:style-name="P26">Combing the structs with the app <text:span text:style-name="T28">(a. above)</text:span> is the simplest, but assumes the time to update is not unreasonable.</text:p>
      <text:p text:style-name="P25"/>
      <text:p text:style-name="P6">5. How t<text:span text:style-name="T28">o do approach 3. a.</text:span></text:p>
      <text:p text:style-name="P26"/>
      <text:p text:style-name="P27">At top level: Master file, <text:span text:style-name="T12">entries for each assigned CAN ID--</text:span></text:p>
      <text:p text:style-name="P27"><text:s text:c="4"/>CAN ID</text:p>
      <text:p text:style-name="P27"><text:s text:c="4"/>directory for app program</text:p>
      <text:p text:style-name="P27"/>
      <text:p text:style-name="P50">The app program directory has a script to execute the instances, e.g. the following script ‘<text:span text:style-name="T15">run-instances</text:span>’ located in <text:span text:style-name="T15">../BMS/bmsbms1818</text:span>, compiles two instances of bmsbms1818--</text:p>
      <text:p text:style-name="P37">#!/bin/bash</text:p>
      <text:p text:style-name="P37"># run-instances</text:p>
      <text:p text:style-name="P37">./mm B0A00000</text:p>
      <text:p text:style-name="P37">./mm B0C00000</text:p>
      <text:p text:style-name="P50"/>
      <text:p text:style-name="P50">In this example run-instances mm passes the CAN <text:s/>ID to the mm script which passes it into make which selects the struct initialization for that CAN ID instance.</text:p>
      <text:p text:style-name="P28"/>
      <text:p text:style-name="P38">#!/bin/bash</text:p>
      <text:p text:style-name="P38"># Example: Specify CAN ID to select parameters</text:p>
      <text:p text:style-name="P38"># e.g. CAN ID = BOA00000</text:p>
      <text:p text:style-name="P38"><text:soft-page-break/># ./mm BOA00000 </text:p>
      <text:p text:style-name="P38"/>
      <text:p text:style-name="P38">rm build/bms1818.elf</text:p>
      <text:p text:style-name="P38">export FLOAT_TYPE=hard</text:p>
      <text:p text:style-name="P38"/>
      <text:p text:style-name="P38"># Parameters for CAN ID specified by $1</text:p>
      <text:p text:style-name="P38">export ADC_PARAM=$1-adc_idx_v_struct.c</text:p>
      <text:p text:style-name="P38">export BQ_PARAM=$1-bq_idx_v_struct.c</text:p>
      <text:p text:style-name="P38">echo $ADC_PARAM $BQ_PARAM</text:p>
      <text:p text:style-name="P38"/>
      <text:p text:style-name="P38">./script-all bms1818</text:p>
      <text:p text:style-name="P38"/>
      <text:p text:style-name="P30"/>
      <text:p text:style-name="P31">Parameter file:</text:p>
      <text:p text:style-name="P31"><text:s text:c="4"/><text:span text:style-name="T15">../function_params/B0800000</text:span></text:p>
      <text:p text:style-name="P38">deh@ASUS:~/GliderWinchItems/BMS/bmsadbms1818/params$ ls -l</text:p>
      <text:p text:style-name="P38">total 40</text:p>
      <text:p text:style-name="P38">-rw-rw-r-- 1 deh deh <text:s/>5808 Aug 20 21:25 B0A00000-adc_idx_v_struct.c</text:p>
      <text:p text:style-name="P38">-rw-rw-r-- 1 deh deh 11991 Aug 20 21:25 B0A00000-bq_idx_v_struct.c</text:p>
      <text:p text:style-name="P38">-rw-rw-r-- 1 deh deh <text:s/>5808 Aug 20 21:25 B0C00000-adc_idx_v_struct.c</text:p>
      <text:p text:style-name="P38">-rw-rw-r-- 1 deh deh 11991 Aug 20 21:26 B0C00000-bq_idx_v_struct.c</text:p>
      <text:p text:style-name="P38"/>
      <text:p text:style-name="P29"/>
      <text:p text:style-name="P29">CAN update would go through Master file, skipping entries that either have a flag to skip, or have a checksum match when the unit is polled. In the directory with the program, the parameter file would be <text:s/>looked up on the CAN ID. That entry would be used to access the </text:p>
      <text:p text:style-name="P27"/>
      <text:p text:style-name="P27"/>
      <text:p text:style-name="P27"><text:s/><text:span text:style-name="T13">Executing the script “</text:span><text:span text:style-name="T17">mm</text:span><text:span text:style-name="T13">” runs the usual compile scripts. By setting an enviromental variable before doing a </text:span><text:span text:style-name="T17">./mm</text:span><text:span text:style-name="T13">, ‘</text:span><text:span text:style-name="T17">make</text:span><text:span text:style-name="T13">’ will use the selected parameter file. E.g.--</text:span></text:p>
      <text:p text:style-name="P27"/>
      <text:p text:style-name="P32"><text:span text:style-name="T15">mm</text:span> file:</text:p>
      <text:p text:style-name="P32"/>
      <text:p text:style-name="P35">#!/bin/bash</text:p>
      <text:p text:style-name="P35"># Example: Specify CAN ID to select parameters</text:p>
      <text:p text:style-name="P35"># e.g. CAN ID = BOA00000</text:p>
      <text:p text:style-name="P35"># ./mm BOA00000 </text:p>
      <text:p text:style-name="P35"/>
      <text:p text:style-name="P35">rm build/bms1818.elf</text:p>
      <text:p text:style-name="P35">export FLOAT_TYPE=hard</text:p>
      <text:p text:style-name="P35"/>
      <text:p text:style-name="P35"># Parameters for CAN ID specified by $1</text:p>
      <text:p text:style-name="P35">export ADC_PARAM=$1-adc_idx_v_struct.c</text:p>
      <text:p text:style-name="P35">export BQ_PARAM=$1-bq_idx_v_struct.c</text:p>
      <text:p text:style-name="P35">echo $ADC_PARAM $BQ_PARAM</text:p>
      <text:p text:style-name="P35"/>
      <text:p text:style-name="P35">./script-all bms1818</text:p>
      <text:p text:style-name="P33"/>
      <text:p text:style-name="P34"/>
      <text:p text:style-name="P39">In ‘Makefile’ –</text:p>
      <text:p text:style-name="P39">...</text:p>
      <text:p text:style-name="P35">C_SOURCES += params/$(ADC_PARAM)</text:p>
      <text:p text:style-name="P35">C_SOURCES += params/$(BQ_PARAM)</text:p>
      <text:p text:style-name="P40">…</text:p>
      <text:p text:style-name="P40"/>
      <text:p text:style-name="P40"><text:soft-page-break/><text:span text:style-name="T29">In app directory, the parameter intialization .c files (in this example) are located in </text:span><text:span text:style-name="T16">../bmsadbms1818/params</text:span><text:span text:style-name="T14"> directory, e.g.--</text:span></text:p>
      <text:p text:style-name="P40"/>
      <text:p text:style-name="P41"><text:span text:style-name="T19">deh@ASUS:~/GliderWinchItems/BMS/bmsadbms1818/params$ ls -l</text:span></text:p>
      <text:p text:style-name="P41"><text:span text:style-name="T19">total 40</text:span></text:p>
      <text:p text:style-name="P41"><text:span text:style-name="T19">-rw-rw-r-- 1 deh deh <text:s/>5808 Aug 20 21:25 B0A00000-adc_idx_v_struct.c</text:span></text:p>
      <text:p text:style-name="P41"><text:span text:style-name="T19">-rw-rw-r-- 1 deh deh 11991 Aug 20 21:25 B0A00000-bq_idx_v_struct.c</text:span></text:p>
      <text:p text:style-name="P41"><text:span text:style-name="T19">-rw-rw-r-- 1 deh deh <text:s/>5808 Aug 20 21:25 B0C00000-adc_idx_v_struct.c</text:span></text:p>
      <text:p text:style-name="P41"><text:span text:style-name="T19">-rw-rw-r-- 1 deh deh 11991 Aug 20 21:26 B0C00000-bq_idx_v_struct.c</text:span><text:line-break/></text:p>
      <text:p text:style-name="P40"/>
      <text:p text:style-name="P43">Since the compile time for a different set of parameters is about 1 second, there is no need to compile before starting a CAN update. The compile can take place just before each CAN node update is attempted. Compiling for a change in the Makefile where everything, including unused HAL routines takes longer, but only is done once, so following nodes using that program would compile fast. </text:p>
      <text:p text:style-name="P43"/>
      <text:p text:style-name="P44">If there is just one CAN node involved the compile would still take place, but it would only take a fraction of a second.</text:p>
      <text:p text:style-name="P43"/>
      <text:p text:style-name="P43"><text:span text:style-name="T21">So, compile-just-before-update is a reasonable approach.</text:span></text:p>
      <text:p text:style-name="P47"><text:span text:style-name="T23"/></text:p>
      <text:p text:style-name="P48"><text:span text:style-name="T22">There needs to be a check in the script to blow the whistle </text:span><text:span text:style-name="T25">if a compile fails</text:span><text:span text:style-name="T22">.</text:span></text:p>
      <text:p text:style-name="P48"><text:span text:style-name="T22"/></text:p>
      <text:p text:style-name="P7"><text:span text:style-name="T22">6. The run-instances script would need include CAN loading</text:span></text:p>
      <text:p text:style-name="P42"/>
      <text:p text:style-name="P45">The foregoing example executes <text:span text:style-name="T15">mm</text:span> which compiles and loads the program via the ST-LINK jtag. Makefile would need to be modified to only compile and <text:span text:style-name="T15">run-instances</text:span> script would need to call a routine that loads the <text:span text:style-name="T15">.srec</text:span> via CAN ID of the instance.</text:p>
      <text:p text:style-name="P45"/>
      <text:p text:style-name="P46"/>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878a8" officeooo:paragraph-rsid="001878a8"/>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span text:style-name="MT1">Page </text:span><text:span text:style-name="MT1"><text:page-number text:select-page="current">5</text:page-number></text:span><text:span text:style-name="MT1"> <text:s/></text:span><text:span text:style-name="MT1"><text:date style:data-style-name="N37" text:date-value="2022-08-21T11:49:07.296118503" text:fixed="true">08/21/22</text:date></text:span><text:span text:style-name="MT1"> <text:s/>Thoughts and Considerations for CAN loading programs</text:span><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21:37:53.419901098</meta:creation-date>
    <dc:date>2022-08-21T12:16:33.433888632</dc:date>
    <meta:editing-duration>PT19H14M13S</meta:editing-duration>
    <meta:editing-cycles>14</meta:editing-cycles>
    <meta:generator>LibreOffice/5.1.6.2$Linux_X86_64 LibreOffice_project/10m0$Build-2</meta:generator>
    <meta:document-statistic meta:table-count="0" meta:image-count="0" meta:object-count="0" meta:page-count="5" meta:paragraph-count="101" meta:word-count="1703" meta:character-count="10167" meta:non-whitespace-character-count="8508"/>
  </office:meta>
</office:document-meta>
</file>